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reformatted_20_Text"/>
      <text:p text:style-name="Preformatted_20_Text">- make a getfunction entry for the other function buttons</text:p>
      <text:p text:style-name="Preformatted_20_Text">- write a function called clearEntry</text:p>
      <text:p text:style-name="Preformatted_20_Text"><text:tab/>*changes num1, num2 and operator into ""</text:p>
      <text:p text:style-name="Preformatted_20_Text"/>
      <text:p text:style-name="Preformatted_20_Text">- connect clearEntry at the end of calculate, so the values will be empty again.</text:p>
      <text:p text:style-name="Preformatted_20_Text"/>
      <text:p text:style-name="Preformatted_20_Text">make a clearAll function,</text:p>
      <text:p text:style-name="Preformatted_20_Text">let num1, num2, operator &amp; ans = "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22:10:17.365761164</dc:date>
    <meta:editing-duration>PT2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491" meta:character-count="2724" meta:non-whitespace-character-count="2259"/>
  </office:meta>
</office:document-meta>
</file>